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eckoner" table:style-name="ta1" table:print="false">
        <table:table-column table:style-name="co1" table:default-cell-style-name="ce7"/>
        <table:table-column table:style-name="co2" table:number-columns-repeated="6" table:default-cell-style-name="ce7"/>
        <table:table-column table:style-name="co3" table:default-cell-style-name="ce7"/>
        <table:table-column table:style-name="co2" table:number-columns-repeated="1016" table:default-cell-style-name="ce7"/>
        <table:table-row table:style-name="ro1">
          <table:table-cell table:style-name="ce6" office:value-type="string" calcext:value-type="string">
            <text:p>Biome:</text:p>
          </table:table-cell>
          <table:table-cell table:style-name="ce3" office:value-type="string" calcext:value-type="string">
            <text:p>Kerbin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Resource</text:p>
          </table:table-cell>
          <table:table-cell table:style-name="ce6" office:value-type="string" calcext:value-type="string">
            <text:p>Abundance</text:p>
          </table:table-cell>
          <table:table-cell office:value-type="string" calcext:value-type="string">
            <text:p>Extracted</text:p>
          </table:table-cell>
          <table:table-cell table:number-columns-repeated="2"/>
          <table:table-cell office:value-type="string" calcext:value-type="string">
            <text:p>Used for</text:p>
          </table:table-cell>
          <table:table-cell/>
          <table:table-cell office:value-type="string" calcext:value-type="string">
            <text:p>Used f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rt</text:p>
          </table:table-cell>
          <table:table-cell table:style-name="ce8" office:value-type="float" office:value="465" calcext:value-type="float">
            <text:p>465</text:p>
          </table:table-cell>
          <table:table-cell table:formula="of:=Potential_Dirt_Extraction" office:value-type="float" office:value="930" calcext:value-type="float">
            <text:p>930</text:p>
          </table:table-cell>
          <table:table-cell table:number-columns-repeated="2"/>
          <table:table-cell office:value-type="string" calcext:value-type="string">
            <text:p>Food</text:p>
          </table:table-cell>
          <table:table-cell table:number-columns-repeated="3"/>
          <table:table-cell office:value-type="string" calcext:value-type="string">
            <text:p>Import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otic Minerals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Exotic_Minerals_Extraction" office:value-type="float" office:value="0" calcext:value-type="float">
            <text:p>0</text:p>
          </table:table-cell>
          <table:table-cell/>
          <table:table-cell table:formula="of:=[.C4]-[.G4]"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table:formula="of:=MIN([.C4];24)" office:value-type="float" office:value="0" calcext:value-type="float">
            <text:p>0</text:p>
          </table:table-cell>
          <table:table-cell office:value-type="string" calcext:value-type="string">
            <text:p>Synthetics</text:p>
          </table:table-cell>
          <table:table-cell/>
          <table:table-cell office:value-type="string" calcext:value-type="string">
            <text:p>Chemicals</text:p>
          </table:table-cell>
          <table:table-cell table:formula="of:=[.E22]+[.E5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ypsum</text:p>
          </table:table-cell>
          <table:table-cell table:style-name="ce8" office:value-type="float" office:value="30" calcext:value-type="float">
            <text:p>30</text:p>
          </table:table-cell>
          <table:table-cell table:formula="of:=Potential_Gypsum_Extraction" office:value-type="float" office:value="60" calcext:value-type="float">
            <text:p>60</text:p>
          </table:table-cell>
          <table:table-cell/>
          <table:table-cell table:formula="of:=FLOOR([.C5]/5) * 2" office:value-type="float" office:value="24" calcext:value-type="float">
            <text:p>24</text:p>
          </table:table-cell>
          <table:table-cell office:value-type="string" calcext:value-type="string">
            <text:p>Fertilizer</text:p>
          </table:table-cell>
          <table:table-cell table:number-columns-repeated="3"/>
          <table:table-cell office:value-type="string" calcext:value-type="string">
            <text:p>Exotic Minerals</text:p>
          </table:table-cell>
          <table:table-cell table:formula="of:=[.E65]+[.E4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ydrates</text:p>
          </table:table-cell>
          <table:table-cell table:style-name="ce8" office:value-type="float" office:value="321" calcext:value-type="float">
            <text:p>321</text:p>
          </table:table-cell>
          <table:table-cell table:formula="of:=Potential_Hydrates_Extraction" office:value-type="float" office:value="640" calcext:value-type="float">
            <text:p>640</text:p>
          </table:table-cell>
          <table:table-cell/>
          <table:table-cell table:formula="of:=[.C6]/5*2" office:value-type="float" office:value="256" calcext:value-type="float">
            <text:p>256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Metals</text:p>
          </table:table-cell>
          <table:table-cell table:formula="of:=[.E23]+[.E33]"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arbonite</text:p>
          </table:table-cell>
          <table:table-cell table:style-name="ce8" office:value-type="float" office:value="30" calcext:value-type="float">
            <text:p>30</text:p>
          </table:table-cell>
          <table:table-cell table:formula="of:=Potential_Karbonite_Extraction"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Rare Metals</text:p>
          </table:table-cell>
          <table:table-cell table:formula="of:=[.E28]+[.E3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arborundum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Karborundum_Extraction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olymers</text:p>
          </table:table-cell>
          <table:table-cell table:formula="of:=[.E24]+[.E4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tallic Ore</text:p>
          </table:table-cell>
          <table:table-cell table:style-name="ce8" office:value-type="float" office:value="70" calcext:value-type="float">
            <text:p>70</text:p>
          </table:table-cell>
          <table:table-cell table:formula="of:=Potential_Metallic_Ore_Extraction" office:value-type="float" office:value="140" calcext:value-type="float">
            <text:p>140</text:p>
          </table:table-cell>
          <table:table-cell/>
          <table:table-cell table:formula="of:=[.C9]-[.G9]" office:value-type="float" office:value="134" calcext:value-type="float">
            <text:p>134</text:p>
          </table:table-cell>
          <table:table-cell office:value-type="string" calcext:value-type="string">
            <text:p>Material Kits</text:p>
          </table:table-cell>
          <table:table-cell table:formula="of:=MIN(FLOOR([.C9]/56 * 6);6)" office:value-type="float" office:value="6" calcext:value-type="float">
            <text:p>6</text:p>
          </table:table-cell>
          <table:table-cell office:value-type="string" calcext:value-type="string">
            <text:p>Alloys</text:p>
          </table:table-cell>
          <table:table-cell/>
          <table:table-cell office:value-type="string" calcext:value-type="string">
            <text:p>Material Kits</text:p>
          </table:table-cell>
          <table:table-cell table:formula="of:=[.E38]+[.E4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nerals</text:p>
          </table:table-cell>
          <table:table-cell table:style-name="ce8" office:value-type="float" office:value="100" calcext:value-type="float">
            <text:p>100</text:p>
          </table:table-cell>
          <table:table-cell table:formula="of:=Potential_Minerals_Extraction" office:value-type="float" office:value="200" calcext:value-type="float">
            <text:p>200</text:p>
          </table:table-cell>
          <table:table-cell/>
          <table:table-cell table:formula="of:=FLOOR([.C10]/5) * 2" office:value-type="float" office:value="80" calcext:value-type="float">
            <text:p>80</text:p>
          </table:table-cell>
          <table:table-cell office:value-type="string" calcext:value-type="string">
            <text:p>Material Kits</text:p>
          </table:table-cell>
          <table:table-cell table:number-columns-repeated="3"/>
          <table:table-cell office:value-type="string" calcext:value-type="string">
            <text:p>Minerals</text:p>
          </table:table-cell>
          <table:table-cell table:formula="of:=[.E5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re</text:p>
          </table:table-cell>
          <table:table-cell table:style-name="ce8" office:value-type="float" office:value="160" calcext:value-type="float">
            <text:p>160</text:p>
          </table:table-cell>
          <table:table-cell table:formula="of:=Potential_Ore_Extraction" office:value-type="float" office:value="320" calcext:value-type="float">
            <text:p>3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xygen</text:p>
          </table:table-cell>
          <table:table-cell table:style-name="ce8" office:value-type="float" office:value="1000" calcext:value-type="float">
            <text:p>1000</text:p>
          </table:table-cell>
          <table:table-cell table:formula="of:=Potential_Oxygen_Extraction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Metals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Rare_Metals_Extraction" office:value-type="float" office:value="0" calcext:value-type="float">
            <text:p>0</text:p>
          </table:table-cell>
          <table:table-cell/>
          <table:table-cell table:formula="of:=[.C13]-[.G13]"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table:formula="of:=MIN(FLOOR([.C13]/54 * 24);24)" office:value-type="float" office:value="0" calcext:value-type="float">
            <text:p>0</text:p>
          </table:table-cell>
          <table:table-cell office:value-type="string" calcext:value-type="string">
            <text:p>Alloy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icates</text:p>
          </table:table-cell>
          <table:table-cell table:style-name="ce8" office:value-type="float" office:value="70" calcext:value-type="float">
            <text:p>70</text:p>
          </table:table-cell>
          <table:table-cell table:formula="of:=Silicon_Produced" office:value-type="float" office:value="56" calcext:value-type="float">
            <text:p>56</text:p>
          </table:table-cell>
          <table:table-cell/>
          <table:table-cell table:formula="of:=[.C14]" office:value-type="float" office:value="56" calcext:value-type="float">
            <text:p>56</text:p>
          </table:table-cell>
          <table:table-cell office:value-type="string" calcext:value-type="string">
            <text:p>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strate</text:p>
          </table:table-cell>
          <table:table-cell table:style-name="ce8" office:value-type="float" office:value="65" calcext:value-type="float">
            <text:p>65</text:p>
          </table:table-cell>
          <table:table-cell table:formula="of:=Polymers_Produced" office:value-type="float" office:value="52" calcext:value-type="float">
            <text:p>52</text:p>
          </table:table-cell>
          <table:table-cell/>
          <table:table-cell table:formula="of:=FLOOR([.C15]/56 * 50)" office:value-type="float" office:value="46" calcext:value-type="float">
            <text:p>46</text:p>
          </table:table-cell>
          <table:table-cell office:value-type="string" calcext:value-type="string">
            <text:p>Material Kits</text:p>
          </table:table-cell>
          <table:table-cell table:formula="of:=MIN(FLOOR([.C15]/56 *6);6)" office:value-type="float" office:value="5" calcext:value-type="float">
            <text:p>5</text:p>
          </table:table-cell>
          <table:table-cell office:value-type="string" calcext:value-type="string">
            <text:p>Synthetic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ter</text:p>
          </table:table-cell>
          <table:table-cell table:style-name="ce8" office:value-type="float" office:value="465" calcext:value-type="float">
            <text:p>465</text:p>
          </table:table-cell>
          <table:table-cell table:formula="of:=Potential_Water_Extraction" office:value-type="float" office:value="930" calcext:value-type="float">
            <text:p>9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enon Gas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Xenon_Gas_Extraction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Material Kits</text:p>
          </table:table-cell>
          <table:table-cell table:formula="of:=([.C20] * 5)" office:value-type="float" office:value="115" calcext:value-type="float">
            <text:p>115</text:p>
          </table:table-cell>
          <table:table-cell table:style-name="ce9" table:formula="of:=MIN([.C22:.C24])" office:value-type="float" office:value="23" calcext:value-type="float">
            <text:p>23</text:p>
          </table:table-cell>
          <table:table-cell table:formula="of:=[.D38]+[.D44]" office:value-type="float" office:value="0" calcext:value-type="float">
            <text:p>0</text:p>
          </table:table-cell>
          <table:table-cell table:number-columns-repeated="2"/>
          <table:table-cell table:formula="of:=COM.MICROSOFT.MINIFS([.C22:.C24];[.C22:.C24];&quot;&gt;0&quot;)" office:value-type="float" office:value="23" calcext:value-type="float">
            <text:p>23</text:p>
          </table:table-cell>
          <table:table-cell table:formula="of:=MAX([.C22:.C24])" office:value-type="float" office:value="80" calcext:value-type="float">
            <text:p>8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Chemicals</text:p>
          </table:table-cell>
          <table:table-cell table:formula="of:=[.E10]+[.E22]" office:value-type="float" office:value="80" calcext:value-type="float">
            <text:p>80</text:p>
          </table:table-cell>
          <table:table-cell table:formula="of:=[.B22]" office:value-type="float" office:value="80" calcext:value-type="float">
            <text:p>80</text:p>
          </table:table-cell>
          <table:table-cell table:formula="of:=[.C20]" office:value-type="float" office:value="23" calcext:value-type="float">
            <text:p>23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G$20]*[.$F22] - [.$B22];0)" office:value-type="float" office:value="0" calcext:value-type="float">
            <text:p>0</text:p>
          </table:table-cell>
          <table:table-cell table:formula="of:=MAX([.H$20]*[.$F22] - [.$B22];0)" office:value-type="float" office:value="0" calcext:value-type="float">
            <text:p>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Metals</text:p>
          </table:table-cell>
          <table:table-cell table:formula="of:=[.E9]+[.E23]" office:value-type="float" office:value="134" calcext:value-type="float">
            <text:p>134</text:p>
          </table:table-cell>
          <table:table-cell table:formula="of:=FLOOR([.B23]/2)" office:value-type="float" office:value="67" calcext:value-type="float">
            <text:p>67</text:p>
          </table:table-cell>
          <table:table-cell table:formula="of:=[.C20]*2" office:value-type="float" office:value="46" calcext:value-type="float">
            <text:p>46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formula="of:=MAX([.G$20]*[.$F23] - [.$B23];0)" office:value-type="float" office:value="0" calcext:value-type="float">
            <text:p>0</text:p>
          </table:table-cell>
          <table:table-cell table:formula="of:=MAX([.H$20]*[.$F23] - [.$B23];0)" office:value-type="float" office:value="26" calcext:value-type="float">
            <text:p>2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Polymers</text:p>
          </table:table-cell>
          <table:table-cell table:formula="of:=[.E15]+ [.E24]" office:value-type="float" office:value="46" calcext:value-type="float">
            <text:p>46</text:p>
          </table:table-cell>
          <table:table-cell table:formula="of:=FLOOR([.B24]/2)" office:value-type="float" office:value="23" calcext:value-type="float">
            <text:p>23</text:p>
          </table:table-cell>
          <table:table-cell table:formula="of:=[.C20]*2" office:value-type="float" office:value="46" calcext:value-type="float">
            <text:p>46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AX([.G$20]*[.$F24] - [.$B24];0)" office:value-type="float" office:value="0" calcext:value-type="float">
            <text:p>0</text:p>
          </table:table-cell>
          <table:table-cell table:formula="of:=MAX([.H$20]*[.$F24] - [.$B24];0)" office:value-type="float" office:value="114" calcext:value-type="float">
            <text:p>11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6" office:value-type="string" calcext:value-type="string">
            <text:p>Specialized Parts</text:p>
          </table:table-cell>
          <table:table-cell table:formula="of:=[.C26]*5" office:value-type="float" office:value="0" calcext:value-type="float">
            <text:p>0</text:p>
          </table:table-cell>
          <table:table-cell table:style-name="ce9" table:formula="of:=MIN([.C28:.C29])" office:value-type="float" office:value="0" calcext:value-type="float">
            <text:p>0</text:p>
          </table:table-cell>
          <table:table-cell table:number-columns-repeated="3"/>
          <table:table-cell table:formula="of:=COM.MICROSOFT.MINIFS([.C28:.C29];[.C28:.C29];&quot;&gt;0&quot;)" office:value-type="float" office:value="18" calcext:value-type="float">
            <text:p>18</text:p>
          </table:table-cell>
          <table:table-cell table:formula="of:=MAX([.C28:.C29])" office:value-type="float" office:value="18" calcext:value-type="float">
            <text:p>1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Refined Exotics</text:p>
          </table:table-cell>
          <table:table-cell table:formula="of:=[.B63]+[.E28]" office:value-type="float" office:value="0" calcext:value-type="float">
            <text:p>0</text:p>
          </table:table-cell>
          <table:table-cell table:formula="of:=FLOOR([.B28]/[.F28])" office:value-type="float" office:value="0" calcext:value-type="float">
            <text:p>0</text:p>
          </table:table-cell>
          <table:table-cell table:formula="of:=[.C26]*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formula="of:=MAX([.G$26]*[.$F28] - [.$B28];0)" office:value-type="float" office:value="36" calcext:value-type="float">
            <text:p>36</text:p>
          </table:table-cell>
          <table:table-cell table:formula="of:=MAX([.H$26]*[.$F28] - [.$B28];0)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icon</text:p>
          </table:table-cell>
          <table:table-cell table:formula="of:=[.E14]+[.E29]" office:value-type="float" office:value="56" calcext:value-type="float">
            <text:p>56</text:p>
          </table:table-cell>
          <table:table-cell table:formula="of:=FLOOR([.B29]/[.F29])" office:value-type="float" office:value="18" calcext:value-type="float">
            <text:p>18</text:p>
          </table:table-cell>
          <table:table-cell table:formula="of:=[.C26]*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MAX([.G$26]*[.$F29] - [.$B29];0)" office:value-type="float" office:value="0" calcext:value-type="float">
            <text:p>0</text:p>
          </table:table-cell>
          <table:table-cell table:formula="of:=MAX([.H$26]*[.$F29] - [.$B29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Alloys</text:p>
          </table:table-cell>
          <table:table-cell table:formula="of:=[.C31]" office:value-type="float" office:value="0" calcext:value-type="float">
            <text:p>0</text:p>
          </table:table-cell>
          <table:table-cell table:style-name="ce9" table:formula="of:=MIN([.C33:.C34])" office:value-type="float" office:value="0" calcext:value-type="float">
            <text:p>0</text:p>
          </table:table-cell>
          <table:table-cell table:formula="of:=[.D43]" office:value-type="float" office:value="0" calcext:value-type="float">
            <text:p>0</text:p>
          </table:table-cell>
          <table:table-cell table:number-columns-repeated="2"/>
          <table:table-cell table:formula="of:=COM.MICROSOFT.MINIFS([.C33:.C34];[.C33:.C34];&quot;&gt;0&quot;)" office:value-type="float" office:value="19" calcext:value-type="float">
            <text:p>19</text:p>
          </table:table-cell>
          <table:table-cell table:formula="of:=MAX([.C33:.C35])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tals</text:p>
          </table:table-cell>
          <table:table-cell table:formula="of:=[.G9]+[.E33]" office:value-type="float" office:value="19" calcext:value-type="float">
            <text:p>19</text:p>
          </table:table-cell>
          <table:table-cell table:formula="of:=FLOOR([.B33]/[.F33])" office:value-type="float" office:value="19" calcext:value-type="float">
            <text:p>19</text:p>
          </table:table-cell>
          <table:table-cell table:formula="of:=[.C31]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MAX([.G$31]*[.$F33] - [.$B33];0)" office:value-type="float" office:value="0" calcext:value-type="float">
            <text:p>0</text:p>
          </table:table-cell>
          <table:table-cell table:formula="of:=MAX([.H$31]*[.$F33] - [.$B33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re Metals</text:p>
          </table:table-cell>
          <table:table-cell table:formula="of:=[.G13]+[.E34]" office:value-type="float" office:value="0" calcext:value-type="float">
            <text:p>0</text:p>
          </table:table-cell>
          <table:table-cell table:formula="of:=FLOOR([.B34]/[.F34])" office:value-type="float" office:value="0" calcext:value-type="float">
            <text:p>0</text:p>
          </table:table-cell>
          <table:table-cell table:formula="of:=[.C31]*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formula="of:=MAX([.G$31]*[.$F34] - [.$B34];0)" office:value-type="float" office:value="76" calcext:value-type="float">
            <text:p>76</text:p>
          </table:table-cell>
          <table:table-cell table:formula="of:=MAX([.H$31]*[.$F34] - [.$B34];0)"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Electronics</text:p>
          </table:table-cell>
          <table:table-cell table:formula="of:=[.C36]" office:value-type="float" office:value="0" calcext:value-type="float">
            <text:p>0</text:p>
          </table:table-cell>
          <table:table-cell table:style-name="ce9" table:formula="of:=MIN([.C38:.C39])" office:value-type="float" office:value="0" calcext:value-type="float">
            <text:p>0</text:p>
          </table:table-cell>
          <table:table-cell table:number-columns-repeated="3"/>
          <table:table-cell table:formula="of:=COM.MICROSOFT.MINIFS([.C38:.C40];[.C38:.C40];&quot;&gt;0&quot;)" office:value-type="float" office:value="4" calcext:value-type="float">
            <text:p>4</text:p>
          </table:table-cell>
          <table:table-cell table:formula="of:=MAX([.C38:.C40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erial Kits</text:p>
          </table:table-cell>
          <table:table-cell table:formula="of:=FLOOR(Material_Kits_Fabricated/25) * 5 +[.E38]" office:value-type="float" office:value="20" calcext:value-type="float">
            <text:p>20</text:p>
          </table:table-cell>
          <table:table-cell table:formula="of:=FLOOR([.B38]/5)" office:value-type="float" office:value="4" calcext:value-type="float">
            <text:p>4</text:p>
          </table:table-cell>
          <table:table-cell table:formula="of:=[.C36]*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MAX([.G$46]*[.$F38] - [.$B38];0)" office:value-type="float" office:value="0" calcext:value-type="float">
            <text:p>0</text:p>
          </table:table-cell>
          <table:table-cell table:formula="of:=MAX([.H$46]*[.$F38] - [.$B38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nthetics</text:p>
          </table:table-cell>
          <table:table-cell table:formula="of:=TRUNC([.B46]/6) *5+[.E39]" office:value-type="float" office:value="0" calcext:value-type="float">
            <text:p>0</text:p>
          </table:table-cell>
          <table:table-cell table:formula="of:=FLOOR([.B39]/5)" office:value-type="float" office:value="0" calcext:value-type="float">
            <text:p>0</text:p>
          </table:table-cell>
          <table:table-cell table:formula="of:=[.C36]*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MAX([.G$46]*[.$F39] - [.$B39];0)" office:value-type="float" office:value="5" calcext:value-type="float">
            <text:p>5</text:p>
          </table:table-cell>
          <table:table-cell table:formula="of:=MAX([.H$46]*[.$F39] - [.$B39];0)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obotics</text:p>
          </table:table-cell>
          <table:table-cell table:formula="of:=[.C41]" office:value-type="float" office:value="0" calcext:value-type="float">
            <text:p>0</text:p>
          </table:table-cell>
          <table:table-cell table:style-name="ce9" table:formula="of:=MIN([.C43:.C44])" office:value-type="float" office:value="0" calcext:value-type="float">
            <text:p>0</text:p>
          </table:table-cell>
          <table:table-cell table:number-columns-repeated="3"/>
          <table:table-cell table:formula="of:=COM.MICROSOFT.MINIFS([.C43:.C45];[.C43:.C45];&quot;&gt;0&quot;)" office:value-type="float" office:value="4" calcext:value-type="float">
            <text:p>4</text:p>
          </table:table-cell>
          <table:table-cell table:formula="of:=MAX([.C43:.C45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loys</text:p>
          </table:table-cell>
          <table:table-cell table:formula="of:=FLOOR([.B31]/6*5)+[.E43]" office:value-type="float" office:value="0" calcext:value-type="float">
            <text:p>0</text:p>
          </table:table-cell>
          <table:table-cell table:formula="of:=FLOOR([.B43]/5)" office:value-type="float" office:value="0" calcext:value-type="float">
            <text:p>0</text:p>
          </table:table-cell>
          <table:table-cell table:formula="of:=[.C41]*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MAX([.G$46]*[.$F43] - [.$B43];0)" office:value-type="float" office:value="20" calcext:value-type="float">
            <text:p>20</text:p>
          </table:table-cell>
          <table:table-cell table:formula="of:=MAX([.H$46]*[.$F43] - [.$B43];0)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erial Kits</text:p>
          </table:table-cell>
          <table:table-cell table:formula="of:=FLOOR([.B20]/25 * 5)+[.E44]" office:value-type="float" office:value="23" calcext:value-type="float">
            <text:p>23</text:p>
          </table:table-cell>
          <table:table-cell table:formula="of:=FLOOR([.B44]/5)" office:value-type="float" office:value="4" calcext:value-type="float">
            <text:p>4</text:p>
          </table:table-cell>
          <table:table-cell table:formula="of:=[.C41]*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MAX([.G$46]*[.$F44] - [.$B44];0)" office:value-type="float" office:value="0" calcext:value-type="float">
            <text:p>0</text:p>
          </table:table-cell>
          <table:table-cell table:formula="of:=MAX([.H$46]*[.$F44] - [.$B44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Synthetics</text:p>
          </table:table-cell>
          <table:table-cell table:formula="of:=[.C46]" office:value-type="float" office:value="0" calcext:value-type="float">
            <text:p>0</text:p>
          </table:table-cell>
          <table:table-cell table:style-name="ce9" table:formula="of:=MIN([.C48:.C49])" office:value-type="float" office:value="0" calcext:value-type="float">
            <text:p>0</text:p>
          </table:table-cell>
          <table:table-cell table:number-columns-repeated="3"/>
          <table:table-cell table:formula="of:=COM.MICROSOFT.MINIFS([.C48:.C50];[.C48:.C50];&quot;&gt;0&quot;)" office:value-type="float" office:value="5" calcext:value-type="float">
            <text:p>5</text:p>
          </table:table-cell>
          <table:table-cell table:formula="of:=MAX([.C48:.C50])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otic Minerals</text:p>
          </table:table-cell>
          <table:table-cell table:formula="of:=[.G4]+[.E48]" office:value-type="float" office:value="0" calcext:value-type="float">
            <text:p>0</text:p>
          </table:table-cell>
          <table:table-cell table:formula="of:=FLOOR([.B48]/[.F48])" office:value-type="float" office:value="0" calcext:value-type="float">
            <text:p>0</text:p>
          </table:table-cell>
          <table:table-cell table:formula="of:=[.C46]*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MAX([.G$46]*[.$F48] - [.$B48];0)" office:value-type="float" office:value="20" calcext:value-type="float">
            <text:p>20</text:p>
          </table:table-cell>
          <table:table-cell table:formula="of:=MAX([.H$46]*[.$F48] - [.$B48];0)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lymers</text:p>
          </table:table-cell>
          <table:table-cell table:formula="of:=[.G15]+[.E49]" office:value-type="float" office:value="5" calcext:value-type="float">
            <text:p>5</text:p>
          </table:table-cell>
          <table:table-cell table:formula="of:=FLOOR([.B49]/[.F49])" office:value-type="float" office:value="5" calcext:value-type="float">
            <text:p>5</text:p>
          </table:table-cell>
          <table:table-cell table:formula="of:=[.C46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MAX([.G$46]*[.$F49] - [.$B49];0)" office:value-type="float" office:value="0" calcext:value-type="float">
            <text:p>0</text:p>
          </table:table-cell>
          <table:table-cell table:formula="of:=MAX([.H$46]*[.$F49] - [.$B49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Chemicals</text:p>
          </table:table-cell>
          <table:table-cell table:formula="of:=[.C51]*2" office:value-type="float" office:value="80" calcext:value-type="float">
            <text:p>80</text:p>
          </table:table-cell>
          <table:table-cell table:style-name="ce9" table:formula="of:=[.C53]" office:value-type="float" office:value="40" calcext:value-type="float">
            <text:p>40</text:p>
          </table:table-cell>
          <table:table-cell table:formula="of:=[.D22]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Refinerie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erals</text:p>
          </table:table-cell>
          <table:table-cell table:formula="of:=Potential_Minerals_Extraction + [.E53]" office:value-type="float" office:value="200" calcext:value-type="float">
            <text:p>200</text:p>
          </table:table-cell>
          <table:table-cell table:formula="of:=FLOOR([.B53]/5)" office:value-type="float" office:value="40" calcext:value-type="float">
            <text:p>40</text:p>
          </table:table-cell>
          <table:table-cell table:formula="of:=[.C53]*5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tals</text:p>
          </table:table-cell>
          <table:table-cell table:formula="of:=[.C55]*2" office:value-type="float" office:value="56" calcext:value-type="float">
            <text:p>56</text:p>
          </table:table-cell>
          <table:table-cell table:style-name="ce9" table:formula="of:=[.C57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Refinerie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tallic Ore</text:p>
          </table:table-cell>
          <table:table-cell table:formula="of:=Potential_Metallic_Ore_Extraction" office:value-type="float" office:value="140" calcext:value-type="float">
            <text:p>140</text:p>
          </table:table-cell>
          <table:table-cell table:formula="of:=FLOOR([.B57]/5)" office:value-type="float" office:value="28" calcext:value-type="float">
            <text:p>28</text:p>
          </table:table-cell>
          <table:table-cell table:formula="of:=[.C57]*5" office:value-type="float" office:value="140" calcext:value-type="float">
            <text:p>14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olymers</text:p>
          </table:table-cell>
          <table:table-cell table:formula="of:=[.C59]*2" office:value-type="float" office:value="52" calcext:value-type="float">
            <text:p>52</text:p>
          </table:table-cell>
          <table:table-cell table:style-name="ce9" table:formula="of:=[.C61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Refinerie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bstrate</text:p>
          </table:table-cell>
          <table:table-cell table:formula="of:=Potential_Substrate_Extraction" office:value-type="float" office:value="130" calcext:value-type="float">
            <text:p>130</text:p>
          </table:table-cell>
          <table:table-cell table:formula="of:=FLOOR([.B61]/5)" office:value-type="float" office:value="26" calcext:value-type="float">
            <text:p>26</text:p>
          </table:table-cell>
          <table:table-cell table:formula="of:=[.C61]*5" office:value-type="float" office:value="130" calcext:value-type="float">
            <text:p>13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efined Exotics</text:p>
          </table:table-cell>
          <table:table-cell table:formula="of:=[.C63]*5" office:value-type="float" office:value="0" calcext:value-type="float">
            <text:p>0</text:p>
          </table:table-cell>
          <table:table-cell table:style-name="ce9" table:formula="of:=MIN([.C65:.C66])" office:value-type="float" office:value="0" calcext:value-type="float">
            <text:p>0</text:p>
          </table:table-cell>
          <table:table-cell table:number-columns-repeated="3"/>
          <table:table-cell table:formula="of:=COM.MICROSOFT.MINIFS([.C65:.C66];[.C65:.C66];&quot;&gt;0&quot;)" office:value-type="float" office:value="0" calcext:value-type="float">
            <text:p>0</text:p>
          </table:table-cell>
          <table:table-cell table:formula="of:=MAX([.C65:.C66])" office:value-type="float" office:value="0" calcext:value-type="float">
            <text:p>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Refinerie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Exotic Minerals</text:p>
          </table:table-cell>
          <table:table-cell table:formula="of:=[.E4] + [.E65]" office:value-type="float" office:value="0" calcext:value-type="float">
            <text:p>0</text:p>
          </table:table-cell>
          <table:table-cell table:formula="of:=FLOOR([.B65]/[.F65])" office:value-type="float" office:value="0" calcext:value-type="float">
            <text:p>0</text:p>
          </table:table-cell>
          <table:table-cell table:formula="of:=[.C63]*[.F65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formula="of:=MAX([.G63]*[.$F65] - [.$B65];0)" office:value-type="float" office:value="0" calcext:value-type="float">
            <text:p>0</text:p>
          </table:table-cell>
          <table:table-cell table:formula="of:=MAX([.H$63]*[.$F65] - [.$B65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re Metals</text:p>
          </table:table-cell>
          <table:table-cell table:formula="of:=[.E13]+[.E66]" office:value-type="float" office:value="0" calcext:value-type="float">
            <text:p>0</text:p>
          </table:table-cell>
          <table:table-cell table:formula="of:=FLOOR([.B66]/[.F66])" office:value-type="float" office:value="0" calcext:value-type="float">
            <text:p>0</text:p>
          </table:table-cell>
          <table:table-cell table:formula="of:=[.C63]*[.F66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MAX([.G63]*[.$F66] - [.$B66];0)" office:value-type="float" office:value="0" calcext:value-type="float">
            <text:p>0</text:p>
          </table:table-cell>
          <table:table-cell table:formula="of:=MAX([.H$63]*[.$F66] - [.$B66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Silicon</text:p>
          </table:table-cell>
          <table:table-cell table:formula="of:=[.C68]*2" office:value-type="float" office:value="56" calcext:value-type="float">
            <text:p>56</text:p>
          </table:table-cell>
          <table:table-cell table:style-name="ce9" table:formula="of:=[.C70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Refinerie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icates</text:p>
          </table:table-cell>
          <table:table-cell table:formula="of:=Potential_Silicates_Extraction + [.E70]" office:value-type="float" office:value="140" calcext:value-type="float">
            <text:p>140</text:p>
          </table:table-cell>
          <table:table-cell table:formula="of:=FLOOR([.B70]/5)" office:value-type="float" office:value="28" calcext:value-type="float">
            <text:p>28</text:p>
          </table:table-cell>
          <table:table-cell table:formula="of:=[.C70]*5" office:value-type="float" office:value="140" calcext:value-type="float">
            <text:p>14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Food</text:p>
          </table:table-cell>
          <table:table-cell table:formula="of:=[.C73]*10" office:value-type="float" office:value="120" calcext:value-type="float">
            <text:p>120</text:p>
          </table:table-cell>
          <table:table-cell table:style-name="ce9" table:formula="of:=MIN([.C75:.C77])" office:value-type="float" office:value="12" calcext:value-type="float">
            <text:p>12</text:p>
          </table:table-cell>
          <table:table-cell table:number-columns-repeated="3"/>
          <table:table-cell table:formula="of:=COM.MICROSOFT.MINIFS([.C75:.C77];[.C75:.C77];&quot;&gt;0&quot;)" office:value-type="float" office:value="12" calcext:value-type="float">
            <text:p>12</text:p>
          </table:table-cell>
          <table:table-cell table:formula="of:=MAX([.C75:.C77])" office:value-type="float" office:value="237" calcext:value-type="float">
            <text:p>2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rm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style-name="Default" office:value-type="string" calcext:value-type="string">
            <text:p>Qty/Far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tilizer</text:p>
          </table:table-cell>
          <table:table-cell table:formula="of:=Fertilizer_Extracted+Fertilizer_Imported_For_Food" office:value-type="float" office:value="24" calcext:value-type="float">
            <text:p>24</text:p>
          </table:table-cell>
          <table:table-cell table:formula="of:=TRUNC([.B75]/[.F75])" office:value-type="float" office:value="12" calcext:value-type="float">
            <text:p>12</text:p>
          </table:table-cell>
          <table:table-cell table:formula="of:=[.C73]*2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formula="of:=MAX([.$G$73]*[.$F75] - [.$B75];0)" office:value-type="float" office:value="0" calcext:value-type="float">
            <text:p>0</text:p>
          </table:table-cell>
          <table:table-cell table:formula="of:=MAX([.$H$73]*[.$F75] - [.$B75];0)" office:value-type="float" office:value="450" calcext:value-type="float">
            <text:p>4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ter</text:p>
          </table:table-cell>
          <table:table-cell table:formula="of:=Water_Extracted+Water_From_Hydrates+Water_Imported_For_Food" office:value-type="float" office:value="1186" calcext:value-type="float">
            <text:p>1186</text:p>
          </table:table-cell>
          <table:table-cell table:formula="of:=TRUNC([.B76]/[.F76])" office:value-type="float" office:value="237" calcext:value-type="float">
            <text:p>237</text:p>
          </table:table-cell>
          <table:table-cell table:formula="of:=[.C73]*5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formula="of:=MAX([.$G$73]*[.$F76] - [.$B76];0)" office:value-type="float" office:value="0" calcext:value-type="float">
            <text:p>0</text:p>
          </table:table-cell>
          <table:table-cell table:formula="of:=MAX([.$H$73]*[.$F76] - [.$B76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rt</text:p>
          </table:table-cell>
          <table:table-cell table:formula="of:=[.$C$3]+Dirt_Imported_For_Food" office:value-type="float" office:value="930" calcext:value-type="float">
            <text:p>930</text:p>
          </table:table-cell>
          <table:table-cell table:formula="of:=TRUNC([.B77]/[.F77])" office:value-type="float" office:value="37" calcext:value-type="float">
            <text:p>37</text:p>
          </table:table-cell>
          <table:table-cell table:formula="of:=[.C73]*25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formula="of:=MAX([.$G$73]*[.$F77] - [.$B77];0)" office:value-type="float" office:value="0" calcext:value-type="float">
            <text:p>0</text:p>
          </table:table-cell>
          <table:table-cell table:formula="of:=MAX([.$H$73]*[.$F77] - [.$B77];0)" office:value-type="float" office:value="4995" calcext:value-type="float">
            <text:p>499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Water (Hydrates)</text:p>
          </table:table-cell>
          <table:table-cell table:formula="of:=[.C79]*2" office:value-type="float" office:value="256" calcext:value-type="float">
            <text:p>256</text:p>
          </table:table-cell>
          <table:table-cell table:style-name="ce9" table:formula="of:=MIN([.C81])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Extractors</text:p>
          </table:table-cell>
          <table:table-cell office:value-type="string" calcext:value-type="string">
            <text:p>Consum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ydrates</text:p>
          </table:table-cell>
          <table:table-cell table:formula="of:=Potential_Hydrates_Extraction" office:value-type="float" office:value="640" calcext:value-type="float">
            <text:p>640</text:p>
          </table:table-cell>
          <table:table-cell table:formula="of:=TRUNC([.B81]/5)" office:value-type="float" office:value="128" calcext:value-type="float">
            <text:p>128</text:p>
          </table:table-cell>
          <table:table-cell table:formula="of:=[.C81]*5" office:value-type="float" office:value="640" calcext:value-type="float">
            <text:p>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Fertilizer</text:p>
          </table:table-cell>
          <table:table-cell table:formula="of:=[.C85]*2 + [.E83]" office:value-type="float" office:value="24" calcext:value-type="float">
            <text:p>24</text:p>
          </table:table-cell>
          <table:table-cell table:style-name="ce9" table:formula="of:=[.C85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Extractors</text:p>
          </table:table-cell>
          <table:table-cell office:value-type="string" calcext:value-type="string">
            <text:p>Consum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ypsum</text:p>
          </table:table-cell>
          <table:table-cell table:formula="of:=Potential_Gypsum_Extraction" office:value-type="float" office:value="60" calcext:value-type="float">
            <text:p>60</text:p>
          </table:table-cell>
          <table:table-cell table:formula="of:=[.B85]/5" office:value-type="float" office:value="12" calcext:value-type="float">
            <text:p>12</text:p>
          </table:table-cell>
          <table:table-cell table:formula="of:=[.C83]*5" office:value-type="float" office:value="60" calcext:value-type="float">
            <text:p>60</text:p>
          </table:table-cell>
          <table:table-cell table:number-columns-repeated="1020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ction" table:style-name="ta1"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Resource</text:p>
          </table:table-cell>
          <table:table-cell office:value-type="string" calcext:value-type="string">
            <text:p>Harvestable</text:p>
          </table:table-cell>
          <table:table-cell office:value-type="string" calcext:value-type="string">
            <text:p>Max Extractors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Extractors</text:p>
          </table:table-cell>
        </table:table-row>
        <table:table-row table:style-name="ro2">
          <table:table-cell office:value-type="string" calcext:value-type="string">
            <text:p>Dirt</text:p>
          </table:table-cell>
          <table:table-cell table:formula="of:=Harvestable_Dirt" office:value-type="float" office:value="465" calcext:value-type="float">
            <text:p>465</text:p>
          </table:table-cell>
          <table:table-cell table:formula="of:=FLOOR([.B2]/5)" office:value-type="float" office:value="93" calcext:value-type="float">
            <text:p>93</text:p>
          </table:table-cell>
          <table:table-cell table:formula="of:=[.C2]*10" office:value-type="float" office:value="930" calcext:value-type="float">
            <text:p>9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otic Minerals</text:p>
          </table:table-cell>
          <table:table-cell table:formula="of:=Harvestable_Exotic_Minerals" office:value-type="float" office:value="0" calcext:value-type="float">
            <text:p>0</text:p>
          </table:table-cell>
          <table:table-cell table:formula="of:=FLOOR([.B3]/5)" office:value-type="float" office:value="0" calcext:value-type="float">
            <text:p>0</text:p>
          </table:table-cell>
          <table:table-cell table:formula="of:=[.C3]*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ypsum</text:p>
          </table:table-cell>
          <table:table-cell table:formula="of:=Harvestable_Gypsum" office:value-type="float" office:value="30" calcext:value-type="float">
            <text:p>30</text:p>
          </table:table-cell>
          <table:table-cell table:formula="of:=FLOOR([.B4]/5)" office:value-type="float" office:value="6" calcext:value-type="float">
            <text:p>6</text:p>
          </table:table-cell>
          <table:table-cell table:formula="of:=[.C4]*10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drates</text:p>
          </table:table-cell>
          <table:table-cell table:formula="of:=Harvestable_Hydrates" office:value-type="float" office:value="321" calcext:value-type="float">
            <text:p>321</text:p>
          </table:table-cell>
          <table:table-cell table:formula="of:=FLOOR([.B5]/5)" office:value-type="float" office:value="64" calcext:value-type="float">
            <text:p>64</text:p>
          </table:table-cell>
          <table:table-cell table:formula="of:=[.C5]*10" office:value-type="float" office:value="640" calcext:value-type="float">
            <text:p>6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bonite</text:p>
          </table:table-cell>
          <table:table-cell table:formula="of:=Harvestable_Karbonite" office:value-type="float" office:value="30" calcext:value-type="float">
            <text:p>30</text:p>
          </table:table-cell>
          <table:table-cell table:formula="of:=FLOOR([.B6]/5)" office:value-type="float" office:value="6" calcext:value-type="float">
            <text:p>6</text:p>
          </table:table-cell>
          <table:table-cell table:formula="of:=[.C6]*10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borundum</text:p>
          </table:table-cell>
          <table:table-cell table:formula="of:=Harvestable_Karborundum" office:value-type="float" office:value="0" calcext:value-type="float">
            <text:p>0</text:p>
          </table:table-cell>
          <table:table-cell table:formula="of:=FLOOR([.B7]/5)" office:value-type="float" office:value="0" calcext:value-type="float">
            <text:p>0</text:p>
          </table:table-cell>
          <table:table-cell table:formula="of:=[.C7]*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allic Ore</text:p>
          </table:table-cell>
          <table:table-cell table:formula="of:=Harvestable_Metallic_Ore" office:value-type="float" office:value="70" calcext:value-type="float">
            <text:p>70</text:p>
          </table:table-cell>
          <table:table-cell table:formula="of:=FLOOR([.B8]/5)" office:value-type="float" office:value="14" calcext:value-type="float">
            <text:p>14</text:p>
          </table:table-cell>
          <table:table-cell table:formula="of:=[.C8]*10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erals</text:p>
          </table:table-cell>
          <table:table-cell table:formula="of:=Harvestable_Minerals" office:value-type="float" office:value="100" calcext:value-type="float">
            <text:p>100</text:p>
          </table:table-cell>
          <table:table-cell table:formula="of:=FLOOR([.B9]/5)" office:value-type="float" office:value="20" calcext:value-type="float">
            <text:p>20</text:p>
          </table:table-cell>
          <table:table-cell table:formula="of:=[.C9]*10"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e</text:p>
          </table:table-cell>
          <table:table-cell table:formula="of:=Harvestable_Ore" office:value-type="float" office:value="160" calcext:value-type="float">
            <text:p>160</text:p>
          </table:table-cell>
          <table:table-cell table:formula="of:=FLOOR([.B10]/5)" office:value-type="float" office:value="32" calcext:value-type="float">
            <text:p>32</text:p>
          </table:table-cell>
          <table:table-cell table:formula="of:=[.C10]*10" office:value-type="float" office:value="320" calcext:value-type="float">
            <text:p>3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formula="of:=Harvestable_Oxygen" office:value-type="float" office:value="1000" calcext:value-type="float">
            <text:p>1000</text:p>
          </table:table-cell>
          <table:table-cell table:formula="of:=FLOOR([.B11]/5)" office:value-type="float" office:value="200" calcext:value-type="float">
            <text:p>200</text:p>
          </table:table-cell>
          <table:table-cell table:formula="of:=[.C11]*10"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re Metals</text:p>
          </table:table-cell>
          <table:table-cell table:formula="of:=Harvestable_Rare_Metals" office:value-type="float" office:value="0" calcext:value-type="float">
            <text:p>0</text:p>
          </table:table-cell>
          <table:table-cell table:formula="of:=FLOOR([.B12]/5)" office:value-type="float" office:value="0" calcext:value-type="float">
            <text:p>0</text:p>
          </table:table-cell>
          <table:table-cell table:formula="of:=[.C12]*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licates</text:p>
          </table:table-cell>
          <table:table-cell table:formula="of:=Harvestable_Silicates" office:value-type="float" office:value="70" calcext:value-type="float">
            <text:p>70</text:p>
          </table:table-cell>
          <table:table-cell table:formula="of:=FLOOR([.B13]/5)" office:value-type="float" office:value="14" calcext:value-type="float">
            <text:p>14</text:p>
          </table:table-cell>
          <table:table-cell table:formula="of:=[.C13]*10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strate</text:p>
          </table:table-cell>
          <table:table-cell table:formula="of:=Harvestable_Substrate" office:value-type="float" office:value="65" calcext:value-type="float">
            <text:p>65</text:p>
          </table:table-cell>
          <table:table-cell table:formula="of:=FLOOR([.B14]/5)" office:value-type="float" office:value="13" calcext:value-type="float">
            <text:p>13</text:p>
          </table:table-cell>
          <table:table-cell table:formula="of:=[.C14]*10"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table:formula="of:=Harvestable_Water" office:value-type="float" office:value="465" calcext:value-type="float">
            <text:p>465</text:p>
          </table:table-cell>
          <table:table-cell table:formula="of:=FLOOR([.B15]/5)" office:value-type="float" office:value="93" calcext:value-type="float">
            <text:p>93</text:p>
          </table:table-cell>
          <table:table-cell table:formula="of:=[.C15]*10" office:value-type="float" office:value="930" calcext:value-type="float">
            <text:p>9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enon Gas</text:p>
          </table:table-cell>
          <table:table-cell table:formula="of:=Harvestable_Xenon_Gas" office:value-type="float" office:value="0" calcext:value-type="float">
            <text:p>0</text:p>
          </table:table-cell>
          <table:table-cell table:formula="of:=FLOOR([.B16]/5)" office:value-type="float" office:value="0" calcext:value-type="float">
            <text:p>0</text:p>
          </table:table-cell>
          <table:table-cell table:formula="of:=[.C16]*10" office:value-type="float" office:value="0" calcext:value-type="float">
            <text:p>0</text:p>
          </table:table-cell>
          <table:table-cell table:number-columns-repeated="2"/>
        </table:table-row>
      </table:table>
      <table:table table:name="Apportionment" table:style-name="ta1">
        <table:table-column table:style-name="co2" table:default-cell-style-name="Default"/>
        <table:table-row table:style-name="ro2">
          <table:table-cell/>
        </table:table-row>
      </table:table>
      <table:table table:name="Refining" table:style-name="ta1">
        <table:table-column table:style-name="co2" table:default-cell-style-name="Default"/>
        <table:table-row table:style-name="ro2">
          <table:table-cell/>
        </table:table-row>
      </table:table>
      <table:named-expressions>
        <table:named-range table:name="Alloys_Fabricated" table:base-cell-address="$Reckoner.$B$31" table:cell-range-address="$Reckoner.$B$31"/>
        <table:named-range table:name="Alloys_imported_for_Robotics" table:base-cell-address="$Reckoner.$E$43" table:cell-range-address="$Reckoner.$E$43"/>
        <table:named-range table:name="Chemicals_imported_for_Material_Kits" table:base-cell-address="$Reckoner.$E$21" table:cell-range-address="$Reckoner.$E$22"/>
        <table:named-range table:name="Chemicals_Produced" table:base-cell-address="$Reckoner.$B$51" table:cell-range-address="$Reckoner.$B$51"/>
        <table:named-range table:name="Dirt_Imported_For_Food" table:base-cell-address="$Reckoner.$E$55" table:cell-range-address="$Reckoner.$E$77"/>
        <table:named-range table:name="Electronics_Fabricated" table:base-cell-address="$Reckoner.$B$36" table:cell-range-address="$Reckoner.$B$36"/>
        <table:named-expression table:name="Exotic_Minerals_imported_for_Specialized_Parst" table:base-cell-address="$Reckoner.$E$27" table:expression="#REF!"/>
        <table:named-range table:name="Exotic_Minerals_imported_for_Synthetics" table:base-cell-address="$Reckoner.$E$48" table:cell-range-address="$Reckoner.$E$48"/>
        <table:named-range table:name="Extractors_for_Fertilizer" table:base-cell-address="$Reckoner.$C$83" table:cell-range-address="$Reckoner.$C$83"/>
        <table:named-range table:name="Extractors_for_Water" table:base-cell-address="$Reckoner.$C$79" table:cell-range-address="$Reckoner.$C$79"/>
        <table:named-range table:name="Fabricators_for_Alloys" table:base-cell-address="$Reckoner.$C$31" table:cell-range-address="$Reckoner.$C$31"/>
        <table:named-range table:name="Fabricators_for_Electronics" table:base-cell-address="$Reckoner.$C$36" table:cell-range-address="$Reckoner.$C$36"/>
        <table:named-range table:name="Fabricators_for_Material_Kits" table:base-cell-address="$Reckoner.$C$19" table:cell-range-address="$Reckoner.$C$20"/>
        <table:named-range table:name="Fabricators_for_Robotics" table:base-cell-address="$Reckoner.$C$41" table:cell-range-address="$Reckoner.$C$41"/>
        <table:named-range table:name="Fabricators_for_Specialized_Parts" table:base-cell-address="$Reckoner.$C$25" table:cell-range-address="$Reckoner.$C$26"/>
        <table:named-range table:name="Fabricators_for_Synthetics" table:base-cell-address="$Reckoner.$C$46" table:cell-range-address="$Reckoner.$C$46"/>
        <table:named-range table:name="Farms_for_Food" table:base-cell-address="$Reckoner.$C$73" table:cell-range-address="$Reckoner.$C$73"/>
        <table:named-range table:name="Fertilizer_Extracted" table:base-cell-address="$Reckoner.$B$61" table:cell-range-address="$Reckoner.$B$83"/>
        <table:named-range table:name="Fertilizer_Imported_For_Food" table:base-cell-address="$Reckoner.$E$53" table:cell-range-address="$Reckoner.$E$75"/>
        <table:named-range table:name="Food_Farmed" table:base-cell-address="$Reckoner.$B$51" table:cell-range-address="$Reckoner.$B$73"/>
        <table:named-range table:name="Harvestable_Dirt" table:base-cell-address="$Reckoner.$B$2" table:cell-range-address="$Reckoner.$B$3"/>
        <table:named-range table:name="Harvestable_Exotic_Minerals" table:base-cell-address="$Reckoner.$B$3" table:cell-range-address="$Reckoner.$B$4"/>
        <table:named-range table:name="Harvestable_Gypsum" table:base-cell-address="$Reckoner.$B$4" table:cell-range-address="$Reckoner.$B$5"/>
        <table:named-range table:name="Harvestable_Hydrates" table:base-cell-address="$Reckoner.$B$5" table:cell-range-address="$Reckoner.$B$6"/>
        <table:named-range table:name="Harvestable_Karbonite" table:base-cell-address="$Reckoner.$B$6" table:cell-range-address="$Reckoner.$B$7"/>
        <table:named-range table:name="Harvestable_Karborundum" table:base-cell-address="$Reckoner.$B$7" table:cell-range-address="$Reckoner.$B$8"/>
        <table:named-range table:name="Harvestable_Metallic_Ore" table:base-cell-address="$Reckoner.$B$8" table:cell-range-address="$Reckoner.$B$9"/>
        <table:named-range table:name="Harvestable_Minerals" table:base-cell-address="$Reckoner.$B$9" table:cell-range-address="$Reckoner.$B$10"/>
        <table:named-range table:name="Harvestable_Ore" table:base-cell-address="$Reckoner.$B$10" table:cell-range-address="$Reckoner.$B$11"/>
        <table:named-range table:name="Harvestable_Oxygen" table:base-cell-address="$Reckoner.$B$11" table:cell-range-address="$Reckoner.$B$12"/>
        <table:named-range table:name="Harvestable_Rare_Metals" table:base-cell-address="$Reckoner.$B$12" table:cell-range-address="$Reckoner.$B$13"/>
        <table:named-range table:name="Harvestable_Silicates" table:base-cell-address="$Reckoner.$B$13" table:cell-range-address="$Reckoner.$B$14"/>
        <table:named-range table:name="Harvestable_Substrate" table:base-cell-address="$Reckoner.$B$14" table:cell-range-address="$Reckoner.$B$15"/>
        <table:named-range table:name="Harvestable_Water" table:base-cell-address="$Reckoner.$B$15" table:cell-range-address="$Reckoner.$B$16"/>
        <table:named-range table:name="Harvestable_Xenon_Gas" table:base-cell-address="$Reckoner.$B$16" table:cell-range-address="$Reckoner.$B$17"/>
        <table:named-range table:name="Material_Kits_Fabricated" table:base-cell-address="$Reckoner.$B$19" table:cell-range-address="$Reckoner.$B$20"/>
        <table:named-range table:name="Material_Kits_imported_for_Electronics" table:base-cell-address="$Reckoner.$E$38" table:cell-range-address="$Reckoner.$E$38"/>
        <table:named-range table:name="Material_Kits_imported_for_Robotics" table:base-cell-address="$Reckoner.$E$44" table:cell-range-address="$Reckoner.$E$44"/>
        <table:named-range table:name="Metals_imported_for_Alloys" table:base-cell-address="$Reckoner.$E$33" table:cell-range-address="$Reckoner.$E$33"/>
        <table:named-range table:name="Metals_imported_for_Material_Kits" table:base-cell-address="$Reckoner.$E$22" table:cell-range-address="$Reckoner.$E$23"/>
        <table:named-range table:name="Polymers_imported_for_Material_Kits" table:base-cell-address="$Reckoner.$E$23" table:cell-range-address="$Reckoner.$E$24"/>
        <table:named-range table:name="Polymers_imported_for_Synthetics" table:base-cell-address="$Reckoner.$E$49" table:cell-range-address="$Reckoner.$E$49"/>
        <table:named-range table:name="Polymers_Produced" table:base-cell-address="$Reckoner.$B$55" table:cell-range-address="$Reckoner.$B$59"/>
        <table:named-range table:name="Potential_Dirt_Extraction" table:base-cell-address="$Extraction.$D$2" table:cell-range-address="$Extraction.$D$2"/>
        <table:named-range table:name="Potential_Exotic_Minerals_Extraction" table:base-cell-address="$Extraction.$D$3" table:cell-range-address="$Extraction.$D$3"/>
        <table:named-range table:name="Potential_Gypsum_Extraction" table:base-cell-address="$Extraction.$D$4" table:cell-range-address="$Extraction.$D$4"/>
        <table:named-range table:name="Potential_Hydrates_Extraction" table:base-cell-address="$Extraction.$D$5" table:cell-range-address="$Extraction.$D$5"/>
        <table:named-range table:name="Potential_Karbonite_Extraction" table:base-cell-address="$Extraction.$D$6" table:cell-range-address="$Extraction.$D$6"/>
        <table:named-range table:name="Potential_Karborundum_Extraction" table:base-cell-address="$Extraction.$D$7" table:cell-range-address="$Extraction.$D$7"/>
        <table:named-range table:name="Potential_Metallic_Ore_Extraction" table:base-cell-address="$Extraction.$D$8" table:cell-range-address="$Extraction.$D$8"/>
        <table:named-range table:name="Potential_Minerals_Extraction" table:base-cell-address="$Extraction.$D$9" table:cell-range-address="$Extraction.$D$9"/>
        <table:named-range table:name="Potential_Ore_Extraction" table:base-cell-address="$Extraction.$D$10" table:cell-range-address="$Extraction.$D$10"/>
        <table:named-range table:name="Potential_Oxygen_Extraction" table:base-cell-address="$Extraction.$D$11" table:cell-range-address="$Extraction.$D$11"/>
        <table:named-range table:name="Potential_Rare_Metals_Extraction" table:base-cell-address="$Extraction.$D$12" table:cell-range-address="$Extraction.$D$12"/>
        <table:named-range table:name="Potential_Silicates_Extraction" table:base-cell-address="$Extraction.$D$13" table:cell-range-address="$Extraction.$D$13"/>
        <table:named-range table:name="Potential_Substrate_Extraction" table:base-cell-address="$Extraction.$D$14" table:cell-range-address="$Extraction.$D$14"/>
        <table:named-range table:name="Potential_Water_Extraction" table:base-cell-address="$Extraction.$D$15" table:cell-range-address="$Extraction.$D$15"/>
        <table:named-range table:name="Potential_Xenon_Gas_Extraction" table:base-cell-address="$Extraction.$D$16" table:cell-range-address="$Extraction.$D$16"/>
        <table:named-range table:name="Rare_Metals_Allocated_Specialized_Parts" table:base-cell-address="$Reckoner.$E$12" table:cell-range-address="$Reckoner.$E$13"/>
        <table:named-range table:name="Rare_Metals_imported_for_Alloys" table:base-cell-address="$Reckoner.$E$34" table:cell-range-address="$Reckoner.$E$34"/>
        <table:named-range table:name="Rare_Metals_imported_for_Specialized_Parts" table:base-cell-address="$Reckoner.$E$28" table:cell-range-address="$Reckoner.$E$28"/>
        <table:named-range table:name="Refined_Exotics_Produced" table:base-cell-address="$Reckoner.$B$58" table:cell-range-address="$Reckoner.$B$63"/>
        <table:named-range table:name="Refineries_for_Chemicals" table:base-cell-address="$Reckoner.$C$51" table:cell-range-address="$Reckoner.$C$51"/>
        <table:named-range table:name="Refineries_for_Metals" table:base-cell-address="$Reckoner.$C$55" table:cell-range-address="$Reckoner.$C$55"/>
        <table:named-range table:name="Refineries_for_Polymers" table:base-cell-address="$Reckoner.$C$59" table:cell-range-address="$Reckoner.$C$59"/>
        <table:named-range table:name="Refineries_for_Refined_Exotics" table:base-cell-address="$Reckoner.$C$63" table:cell-range-address="$Reckoner.$C$63"/>
        <table:named-range table:name="Refineries_for_Silicon" table:base-cell-address="$Reckoner.$C$68" table:cell-range-address="$Reckoner.$C$68"/>
        <table:named-range table:name="Robotics_Fabricated" table:base-cell-address="$Reckoner.$B$41" table:cell-range-address="$Reckoner.$B$41"/>
        <table:named-range table:name="Silicon_imported_for_Specialized_Parts" table:base-cell-address="$Reckoner.$E$29" table:cell-range-address="$Reckoner.$E$29"/>
        <table:named-range table:name="Silicon_Produced" table:base-cell-address="$Reckoner.$B$59" table:cell-range-address="$Reckoner.$B$68"/>
        <table:named-range table:name="Specialized_Parts_Fabricated" table:base-cell-address="$Reckoner.$B$25" table:cell-range-address="$Reckoner.$B$26"/>
        <table:named-range table:name="Synthetics_Fabricated" table:base-cell-address="$Reckoner.$B$46" table:cell-range-address="$Reckoner.$B$46"/>
        <table:named-range table:name="Synthetics_imported_for_Electronics" table:base-cell-address="$Reckoner.$E$39" table:cell-range-address="$Reckoner.$E$39"/>
        <table:named-range table:name="Water_Extracted" table:base-cell-address="$Reckoner.$C$15" table:cell-range-address="$Reckoner.$C$16"/>
        <table:named-range table:name="Water_From_Hydrates" table:base-cell-address="$Reckoner.$B$57" table:cell-range-address="$Reckoner.$B$79"/>
        <table:named-range table:name="Water_Imported_For_Food" table:base-cell-address="$Reckoner.$E$54" table:cell-range-address="$Reckoner.$E$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333300"/>
      <style:text-properties fo:color="#c0c0c0"/>
    </style:style>
    <style:style style:name="Card" style:family="table-cell" style:parent-style-name="Default">
      <style:table-cell-properties fo:background-color="#ffcc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1:26:45.912364178</meta:creation-date>
    <dc:date>2022-07-12T22:26:41.004746579</dc:date>
    <meta:editing-duration>P1DT20H16M44S</meta:editing-duration>
    <meta:editing-cycles>28</meta:editing-cycles>
    <meta:generator>LibreOffice/7.3.4.2$Linux_X86_64 LibreOffice_project/30$Build-2</meta:generator>
    <meta:document-statistic meta:table-count="4" meta:cell-count="483" meta:object-count="0"/>
  </office:meta>
</office:document-meta>
</file>